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s.getURL( URL contextURL , String spec , int recursiveDep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tringUtils.getChars( int numberOfChars , char theCh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Utils.cleanString( String s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ringUtils.parseDescriptor( String class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tringUtils.classNameToVarName(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ingUtils.isValidPackageName( String package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ringUtils.getClassName( Class targe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s.isValidIdentifierName( String identifier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s.getValidIdentifierName( String identifier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ingUtils.getURL( URL contextURL , String 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getContentAsReader( URL ur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tringUtils.getContentAsString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getSafeString( String script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ringUtils.getCommaListFromVector( Vector sourceV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